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style:font-name="Times New Roman1" fo:language="en" fo:country="US"/>
    </style:style>
    <style:style style:name="T4" style:family="text">
      <style:text-properties style:font-name="Times New Roman"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suivre : intro</text:p>
      <text:p text:style-name="P2"/>
      <text:p text:style-name="P1">The subcellular localization of MRTF-A is correlated to its expression level and to the globular actin level</text:p>
      <text:p text:style-name="P1"/>
      <text:p text:style-name="P1"><text:tab/><text:span text:style-name="T1">To assess for MRTF-A localization durinf live experiments, C2C12 myoblasts were transfected with a plasmid coding for MRTF-A GFP. The localization of MRTF-A GFP in the cell was observed by confocal mycrocopy, and the cells were classifed between 3 categories according to the main nuclear or homogeneously distributed. Different levels of plasmid concentration were tested with Nanofectin, ranging from 0,75µg to 2,5µg of DNA for 110 000 cells. Endogeneous MRTF-A in non-transfected cells was localized through immunostaining to be mainly cytoplasmic for more than 85% of the cells, as expected from the litterature. Transfected cells all displayed a less cytoplasmic localization, ranging from 70% for the lowest concentrations of plasmid, down to 40% for the highest concentrations. The more plasmid was supplied, the more nuclear MRTF-A was. </text:span></text:p>
      <text:p text:style-name="P1"><text:span text:style-name="T1"><text:tab/>This is consistent with known mechanisms for the regulation of MRTF-A intracellular localization through actin-binding : when MRTF-A is overexpressed due to many plasmid copies, there are not enough actin monomers to bind it and maintain it in the cytoplasm. Excedent MRTF-A is thus free to accumulate in the nucleus. Even the lowest plasmid concentration tested caused a significant increase in nuclear localization. </text:span></text:p>
      <text:p text:style-name="P1"><text:span text:style-name="T1"><text:tab/>For all subsequent experiments, 1µg of plasmid was used, as a compromise between sufficient transfection efficiency and low overexpression. </text:span></text:p>
      <text:p text:style-name="P1"><text:span text:style-name="T1"/></text:p>
      <text:p text:style-name="P1"><text:span text:style-name="T1"><text:tab/>Transfection were also later performed using Lipofectamin 3000, with the same dose of plamid per cell. In the same experimental conditions, the localization of MRTF-A was more cytoplasmic than when using Nanofectin, while the number of MRTF-A positive cells was increased. Consistently with the dose-response experiment, the difference can be explained as Lipofectamin 3000 delivering the same amount of DNA to more cells, each of them obtaining less copies, thus experiencing lower overexpression and less nuclear accumulation of MRTF-A. </text:span></text:p>
      <text:p text:style-name="P1"><text:span text:style-name="T1"/></text:p>
      <text:p text:style-name="P1"><text:span text:style-name="T1"><text:tab/>The hypothesis of an excess in MRTF-A causing the nuclear accumulation can be tested by playing with levels of available G-actin to bind it. Actin mCherry was cotransfected with MRTF-A GFP. As it increases the total amount of actin in the cell, it is expected to counterbalance the overexpression of MRTF-A and restore its cytoplasmic localization. Indeed the localization was very similar to the one in non-transfected cells. On the other hand, adding SiRactin, a fluorescent F-actin marker derived from actin-stabilizing drug jasplakinolide caused an increase in nuclear localization of MRTF-A. The G-actin pool is depleted by the stabilizing effect of SiRactin on filaments, and it promotes MRTF-A accumulation in the nucleus. A 10-fold lower dose of SiRactin lead to no measurable effect on MRTF-A localization, and was used for F-actin labelling. </text:span></text:p>
      <text:p text:style-name="P1"><text:span text:style-name="T1"/></text:p>
      <text:p text:style-name="P1">Local force application induces actin polymerization and accumulation of MRTF-A in the nucleus. </text:p>
      <text:p text:style-name="P1"/>
      <text:p text:style-name="P1"><text:tab/><text:span text:style-name="T1">The first set of experiments for measuring the impact of mechanical cues on the localization of MRTF-A was performed using magnetic tweezers. A custom-build electromagnet was used to apply 1nN force to 4,5µm diameter superparamagnetic beads coated with fibronectin. The force was applied for 125s, than released for 125s, and this cycle repeated 6 times. The localization of MRTF-A GFP was observed at the end of each force application. </text:span></text:p>
      <text:p text:style-name="P1"><text:span text:style-name="T1"/></text:p>
      <text:p text:style-name="P1"><text:span text:style-name="T1"><text:tab/>Cells transfected with MRTF-A GFP only as well as cells cotransfected either with F-actin labelling LifeAct RFP or actin mCherry all displayed initially mainly cytoplasmic localization of MRTF-A GFP (not shown). Cells expressing actin mCherry plasmid had a more cytoplasmic localization, though not significantly cue to the limited amount of cells observed. </text:span></text:p>
      <text:p text:style-name="P1"><text:soft-page-break/><text:span text:style-name="T1"/></text:p>
      <text:p text:style-name="P1"><text:span text:style-name="T1"><text:tab/>The final localization of MRTF-A after six force applications is shown on figure 2a. In abscence of any actin-labelling, cells subjected to mechanical stimulation show a marked increase in homogeneous and nuclear localization of MRTF-A. This was expected as optical tweezers experiments on the same cell type have already demonstrated that a polymerized actin ring forms aroung mechanically stimulated area of contact with the beads (Icard 2008). The increase in F-actin polymerization induces a nuclear accumulation of MRTF-A due to the shortage in G-actin. The overexpression of actin, such as induced by actin mCherry, prevents this shortage and thus completely abolished mechanically induced nuclear accumulation of MRTF-A. Suprisingly, though not causing any measurable changes in MRTF-A localization initially, LifeAct RFP transfection caused nuclear accumulation even in the absence of mechanical stimulation. LifeAct is suspected to stabilize F-actin if overexpressed, thus changing the F/G ratio in cells in a way that interferes with MRTF-A regulation. Here the expression of LifeAct could have depleted the G-actin pool just under the nuclear accumulation limit, so that the smallest mechanical events, such as rinsing the cells to remove unattached beads prior to experiments, could trigger nuclear accumulation.</text:span></text:p>
      <text:p text:style-name="P1"><text:span text:style-name="T1"/></text:p>
      <text:p text:style-name="P1"><text:span text:style-name="T1"><text:tab/>However, the use of LifeAct on mechanically stimulated cells enabled the observation of a forming polymerized actin ring aroung the beads, through a 80% mean increase in fluorescence intensity compared to the bulk of the cell (figure 2b). Thus, we can confirm the mechanical response of the cytoskeleton even though the localization of MRTF-A is disturbed by the mean of observation itself. </text:span></text:p>
      <text:p text:style-name="P1"><text:span text:style-name="T1"/></text:p>
      <text:p text:style-name="P1">Global cell stretching changes actin polymerization state and MRTF-A sub-cellular localization</text:p>
      <text:p text:style-name="P1"/>
      <text:p text:style-name="P2"><text:tab/><text:span text:style-name="T2">Cells were seeded on stretchable PDMS disks coated with fibronectin, and subjected to 0 to 30% static strain starting at time t=0. They could then either be fixed for further staining and observation after some time of stretching, or observed live to follow the changes in localization of MRTF-A through time after the start of stretching. Two different strain rates were explored, a moderate strain of 10% increase in area and a higher 30% strain. <text:s/></text:span></text:p>
      <text:p text:style-name="P2"><text:span text:style-name="T2"/></text:p>
      <text:p text:style-name="P1"><text:span text:style-name="T2">A moderate strain induces actin polymerization and nuclear accumulation of MRTF-A. </text:span></text:p>
      <text:p text:style-name="P2"><text:span text:style-name="T2"/></text:p>
      <text:p text:style-name="P2"><text:span text:style-name="T2"><text:tab/>The proportion of cells displaying a cytoplasmic localization of MRTF-A after 5, 15, 40 and 90 minutes of stretching at 10% strain rate are shown on figure 3. The localization of MRTF-A is stable through time for non-stretched cells, around 70%</text:span><text:span text:style-name="T3">±</text:span><text:span text:style-name="T4">2%</text:span><text:span text:style-name="T2">. When stretching at 10% strain rate, two phases can be observed through time : a <text:s/>first rapid nuclear accumulation between 5 and 15 minutes after stretching, followed by a partial recovery at 40 minutes, and a second nuclear accumulation at longer timescales, 90 minutes after stretching. The mechanically-induced nuclear accumulation seems to be more rapid in fixed experiments, with a minimum in cytoplasmic localization at t=5minutes, whereas this minimum is reached after 15 minutes in live experiments, though we could find no reason to explain such a difference in dynamics. The short term results are consistent with the magnetic tweezers experiments, though their design did not allow to prospect longer timescales. The experiment was also performed using Nanofectin with a focus on the longer timescales. Between 40 and 100 minutes after the stretch, the cytoplasmic localization of MRTF-A decreases significantly, down to only 30% of the cells, similarly to the results obtained with Lipofectamin 3000. </text:span></text:p>
      <text:p text:style-name="P2"><text:span text:style-name="T2"/></text:p>
      <text:p text:style-name="P2"><text:span text:style-name="T2"><text:tab/>A closer look at the dynamics can be obtained by following the cells observed in live experiments changing from one localization of MRTF-A to another, and counting the number of such events. In control experiments (without strain), more than 80% of the cells display the same localization of MRTF-A throughout the whole 120 minutes of observation, whereas when stretched, </text:span><text:soft-page-break/><text:span text:style-name="T2">this proportion is down to around 60%. The number of events per cell is thus doubled by the mechanical input, reflecting the changes in localization seen previously. However, the dynamics of those events is evenly distributed through time, and no characteristic time, or synchronization between cells could be detected. Since the cells express MRTF-A-GFP and actin at their own levels, each one has its own threshold for nuclear accumulation of MRTF-A. Overexpressing actin through actin mCherry, as previously observed for magnetic tweezers experiments, completely inhibits the response to mechanical stimulation : the proportion of cells displaying a cytoplasmic localization of MRTF-A remains constant as in control experiments, and the number of events is also very similar. As expected, increasing the G-actin pool prevents its mechanically induced depletion, and confines MRTF-A in the cytoplasm. </text:span></text:p>
      <text:p text:style-name="P2"><text:span text:style-name="T2"/></text:p>
      <text:p text:style-name="P2"><text:span text:style-name="T2"><text:tab/>In order to investigate actin dynamics and test our hypothesis regarding polymerization, the cells were strained with a new F-actin marker SiRactin. As a derivative of jasplakinolide, SiRactin can be added to the cell medium directly and stain all the cells. Its fluorescence is higher when attached to actin filaments, reducing the noise of unattached SiRactin in the bulk. Thus it can be used during live experiments to follow actin polymerization through time : since low-fluorescent SiRactin is still present in the bulk, the presence of new filaments can recruit them, increasing the total fluorescence when they become attached. </text:span></text:p>
      <text:p text:style-name="P2"><text:span text:style-name="T2"/></text:p>
      <text:p text:style-name="P2"><text:span text:style-name="T2"><text:tab/>The live SiRactin monitoring of stretched cells reveals two quick bursts of polymerization in response to strain, followed by a marked increase in polymerization levels after one hour of stretching. The polymerization levels are consistent with both the short term, and long term nuclear accumulation of MRTF-A described previously, where higher polymerization of actin is linked to more nuclear localization of MRTF-A. It should be noted that even non-stretched cells displayed a small increase in SiRactin intensity at longer timescales, revealing that the effect on the stabilization of filaments is still present event at those very low concentrations of SiRactin.</text:span></text:p>
      <text:p text:style-name="P2"><text:span text:style-name="T2"/></text:p>
      <text:p text:style-name="P2"><text:span text:style-name="T2"><text:tab/>On fixed cells, SiRactin was used after fixation as a filament markers, and the cells were observed in detail through confocal microscopy. In the initial state, the stress fibers on top of the nucleus of some cells were parallel and organized as an actin cap, though a significant part of them had no stress fibers above the nucleus. After 5 minutes of stretching, nearly all the cell displayed such an organized actin cap, and the number of stress fibers above the nucleus, rescaled by the size of the nucleus, was doubled. This is synchronized with the minimum in cytoplasmic localization of MRTF-A. This actin reorganization is very evanescent for 10 minutes later, the actin cap has been restored to its former level. The overall level of actin in the cells did not measurably vary, pointing toward the actin cap as the main origin of the early mechanically-induced relocalization of MRTF-A. </text:span></text:p>
      <text:p text:style-name="P2"><text:span text:style-name="T2"/></text:p>
      <text:p text:style-name="P1"><text:span text:style-name="T2">Higher strains induce actin depolymerization and nuclear expulsion of MRTF-A</text:span></text:p>
      <text:p text:style-name="P1"><text:span text:style-name="T2"/></text:p>
      <text:p text:style-name="P4"><text:span text:style-name="T2">A suivre : les résultats à 30%, pour MRTF-A et l'actine</text:span></text:p>
      <text:p text:style-name="P4"><text:span text:style-name="T2"/></text:p>
      <text:p text:style-name="P3"><text:span text:style-name="T2">Discussion</text:span></text:p>
      <text:p text:style-name="P2"><text:span text:style-name="T2"/></text:p>
      <text:p text:style-name="P2"><text:span text:style-name="T2">A suivre : discussion, comparaison avec les échelles de temps de la mécanotransduction dans le reste de la litterature, perspectives.</text:span></text:p>
      <text:p text:style-name="P2"><text:span text:style-name="T2"><text:tab/></text:span></text:p>
      <text:p text:style-name="P1"><text:span text:style-name="T1"><text:tab/></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04T14:23:02.91</meta:creation-date>
    <dc:date>2016-09-04T17:05:54.38</dc:date>
    <meta:editing-duration>PT2H22M35S</meta:editing-duration>
    <meta:editing-cycles>7</meta:editing-cycles>
    <meta:generator>OpenOffice/4.1.2$Win32 OpenOffice.org_project/412m3$Build-9782</meta:generator>
    <meta:document-statistic meta:table-count="0" meta:image-count="0" meta:object-count="0" meta:page-count="3" meta:paragraph-count="26" meta:word-count="1706" meta:character-count="11177"/>
  </office:meta>
</office:document-meta>
</file>